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4271in" table:align="left"/>
    </style:style>
    <style:style style:name="Table1.A" style:family="table-column">
      <style:table-column-properties style:column-width="0.5556in"/>
    </style:style>
    <style:style style:name="Table1.B" style:family="table-column">
      <style:table-column-properties style:column-width="1.3611in"/>
    </style:style>
    <style:style style:name="Table1.C" style:family="table-column">
      <style:table-column-properties style:column-width="1.510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5521in" table:align="left" style:writing-mode="lr-tb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1.1111in"/>
    </style:style>
    <style:style style:name="Table2.C" style:family="table-column">
      <style:table-column-properties style:column-width="1.0417in"/>
    </style:style>
    <style:style style:name="Table2.D" style:family="table-column">
      <style:table-column-properties style:column-width="1.0521in"/>
    </style:style>
    <style:style style:name="Table2.A1" style:family="table-cell">
      <style:table-cell-properties style:vertical-align="middle" fo:padding="0.0194in" fo:border-left="0.0139in solid #808080" fo:border-right="none" fo:border-top="0.0139in solid #808080" fo:border-bottom="0.0139in solid #808080"/>
    </style:style>
    <style:style style:name="Table2.D1" style:family="table-cell">
      <style:table-cell-properties style:vertical-align="middle" fo:padding="0.0194in" fo:border="0.0139in solid #808080"/>
    </style:style>
    <style:style style:name="Table2.A2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2.B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2.D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fo:padding="0in" fo:border="none"/>
    </style:style>
    <style:style style:name="P9" style:family="paragraph" style:parent-style-name="Table_20_Contents">
      <style:paragraph-properties fo:padding="0in" fo:border="none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b 58%"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doświadczenia</text:p>
      <text:p text:style-name="P1"/>
      <text:p text:style-name="P2">W tym doświadczeniu badanymi wielkościami są ogniskowe soczewki. Pomiary przeprowadzamy na dwa sposoby:</text:p>
      <text:list xml:id="list8999450494962480318" text:style-name="L1">
        <text:list-item>
          <text:list>
            <text:list-item>
              <text:p text:style-name="P3">Pierwszym z nich jest zbadanie odległości przedmiotu A od soczewki oraz odległości obrazu B od soczewki, a następnie skorzystanie z równania soczewki wyrażonego wzorem<draw:frame draw:style-name="fr1" draw:name="Object1" text:anchor-type="as-char" svg:width="0.8165in" svg:height="0.3929in" draw:z-index="0"><draw:object xlink:href="./Object 1" xlink:type="simple" xlink:show="embed" xlink:actuate="onLoad"/><draw:image xlink:href="./ObjectReplacements/Object 1" xlink:type="simple" xlink:show="embed" xlink:actuate="onLoad"/></draw:frame>. Aby móc zmierzyć podane wielkości potrzebny jest nam prosty układ optyczny, składający się z soczewki, przedmiotu oraz ściany, na której powstaje obraz przedmiotu. Do mierzenia odległości możemy użyć linijki bądź metra krawieckiego.</text:p>
            </text:list-item>
            <text:list-item>
              <text:p text:style-name="P3">Drugim sposobem jest wykorzystanie metody Bessela, która jest podobna do pierwszego pomiaru, lecz zamiast odległości przedmiotu i obrazu od soczewki, badamy odległości, przy których powstają obrazy powiększone i pomniejszone, a następnie wyliczamy różnicę d tych odległości i podstawiamy do wzoru <draw:frame draw:style-name="fr1" draw:name="Object2" text:anchor-type="as-char" svg:width="0.9882in" svg:height="0.4165in" draw:z-index="1"><draw:object xlink:href="./Object 2" xlink:type="simple" xlink:show="embed" xlink:actuate="onLoad"/><draw:image xlink:href="./ObjectReplacements/Object 2" xlink:type="simple" xlink:show="embed" xlink:actuate="onLoad"/></draw:frame>, gdzie l to odległość ściany, na której powstaje obraz.</text:p>
            </text:list-item>
          </text:list>
        </text:list-item>
      </text:list>
      <text:p text:style-name="P2"/>
      <text:p text:style-name="P1">Wykorzystane przyrządy pomiarowe</text:p>
      <text:p text:style-name="P5"/>
      <text:list xml:id="list9090453149944466599" text:style-name="L2">
        <text:list-item>
          <text:p text:style-name="P4">Linijka o błędzie pomiarowym równym 0,5 cm</text:p>
        </text:list-item>
      </text:list>
      <text:p text:style-name="P2"/>
      <text:p text:style-name="P2"/>
      <text:p text:style-name="P1"/>
      <text:p text:style-name="P1"/>
      <text:p text:style-name="P1"/>
      <text:p text:style-name="P1">Opracowanie wyników pomiarów</text:p>
      <text:p text:style-name="P1"/>
      <text:p text:style-name="P2"><text:span text:style-name="T12">A) </text:span>Korzystając z równania soczewki obliczamy ogniskową f<text:span text:style-name="T1">i</text:span><text:span text:style-name="T3"> dla obrazu </text:span><text:span text:style-name="T6">powiększonego</text:span><text:span text:style-name="T3">.</text:span></text:p>
      <text:p text:style-name="P2"><text:span text:style-name="T1"><draw:frame draw:style-name="fr1" draw:name="Object3" text:anchor-type="as-char" svg:width="2.5772in" svg:height="0.820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Następnie obliczamy średnią ogniskową <draw:frame draw:style-name="fr1" draw:name="Object4" text:anchor-type="as-char" svg:width="6.0626in" svg:height="0.448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>Mając średnią możemy wyznaczyć jej niepewność standardową</text:p>
      <text:p text:style-name="P2"><draw:frame draw:style-name="fr1" draw:name="Object5" text:anchor-type="as-char" svg:width="5.8736in" svg:height="0.718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Ostatecznie, <text:span text:style-name="T12"><text:s/></text:span><text:span text:style-name="T9">f</text:span><text:span text:style-name="T11"> = 13,07(1,30) [cm].</text:span></text:p>
      <text:p text:style-name="P2"><text:span text:style-name="T11"/></text:p>
      <text:p text:style-name="P2"><text:span text:style-name="T11">Dla obrazu pomniejszonego</text:span><text:span text:style-name="T10"> przeprowadzamy analogiczne obliczenia.</text:span></text:p>
      <text:p text:style-name="P2"><text:span text:style-name="T10"><draw:frame draw:style-name="fr1" draw:name="Object6" text:anchor-type="as-char" svg:width="1.0429in" svg:height="0.189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U</text:span><text:span text:style-name="T13">c </text:span><text:span text:style-name="T4">(f) = 1,12 <text:s/></text:span><text:span text:style-name="T7">f</text:span><text:span text:style-name="T5"> <text:s/>= 12,37(1,12) [cm]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7">Nr pomiaru</text:p>
          </table:table-cell>
          <table:table-cell table:style-name="Table1.A1" office:value-type="string">
            <text:p text:style-name="P7">Ogniskowa f<text:span text:style-name="T1">i</text:span><text:span text:style-name="T3"> [cm] dla obrazu powiększonego</text:span></text:p>
          </table:table-cell>
          <table:table-cell table:style-name="Table1.C1" office:value-type="string">
            <text:p text:style-name="P7">Ogniskowa f<text:span text:style-name="T1">i</text:span><text:span text:style-name="T3"> [cm] dla obrazu pomniejszonego</text:span>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7">12,97</text:p>
          </table:table-cell>
          <table:table-cell table:style-name="Table1.C2" office:value-type="string">
            <text:p text:style-name="P7">12,54</text:p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P7">13,26</text:p>
          </table:table-cell>
          <table:table-cell table:style-name="Table1.C2" office:value-type="string">
            <text:p text:style-name="P7">12,43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P7">13,50</text:p>
          </table:table-cell>
          <table:table-cell table:style-name="Table1.C2" office:value-type="string">
            <text:p text:style-name="P7">11,87</text:p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P7">13,27</text:p>
          </table:table-cell>
          <table:table-cell table:style-name="Table1.C2" office:value-type="string">
            <text:p text:style-name="P7">12,10</text:p>
          </table:table-cell>
        </table:table-row>
        <table:table-row>
          <table:table-cell table:style-name="Table1.A2" office:value-type="float" office:value="5">
            <text:p text:style-name="P7">5</text:p>
          </table:table-cell>
          <table:table-cell table:style-name="Table1.B2" office:value-type="string">
            <text:p text:style-name="P7">13,32</text:p>
          </table:table-cell>
          <table:table-cell table:style-name="Table1.C2" office:value-type="string">
            <text:p text:style-name="P7">12,22</text:p>
          </table:table-cell>
        </table:table-row>
        <table:table-row>
          <table:table-cell table:style-name="Table1.A2" office:value-type="float" office:value="6">
            <text:p text:style-name="P7">6</text:p>
          </table:table-cell>
          <table:table-cell table:style-name="Table1.B2" office:value-type="string">
            <text:p text:style-name="P7">13,48</text:p>
          </table:table-cell>
          <table:table-cell table:style-name="Table1.C2" office:value-type="string">
            <text:p text:style-name="P7">12,16</text:p>
          </table:table-cell>
        </table:table-row>
        <table:table-row>
          <table:table-cell table:style-name="Table1.A2" office:value-type="float" office:value="7">
            <text:p text:style-name="P7">7</text:p>
          </table:table-cell>
          <table:table-cell table:style-name="Table1.B2" office:value-type="string">
            <text:p text:style-name="P7">12,84</text:p>
          </table:table-cell>
          <table:table-cell table:style-name="Table1.C2" office:value-type="string">
            <text:p text:style-name="P7">13,37</text:p>
          </table:table-cell>
        </table:table-row>
        <table:table-row>
          <table:table-cell table:style-name="Table1.A2" office:value-type="float" office:value="8">
            <text:p text:style-name="P7">8</text:p>
          </table:table-cell>
          <table:table-cell table:style-name="Table1.B2" office:value-type="string">
            <text:p text:style-name="P7">11,90 </text:p>
          </table:table-cell>
          <table:table-cell table:style-name="Table1.C2" office:value-type="string">
            <text:p text:style-name="P7">12,26</text:p>
          </table:table-cell>
        </table:table-row>
      </table:table>
      <text:p text:style-name="P2"><text:span text:style-name="T2"/></text:p>
      <text:p text:style-name="P2"><text:span text:style-name="T11"/></text:p>
      <text:p text:style-name="P2"><text:span text:style-name="T11">B)</text:span><text:span text:style-name="T10"> Obliczamy odległość d między obrazami korzystając ze wzoru d = a – b, </text:span></text:p>
      <text:p text:style-name="P2"><text:span text:style-name="T10">d</text:span><text:span text:style-name="T2">1</text:span><text:span text:style-name="T4"> = 14,00 – 174,50 = -160,50 [cm], następnie korzystając ze wzoru wyznaczamy ogniskowe f</text:span><text:span text:style-name="T2">i</text:span><text:span text:style-name="T4">.</text:span></text:p>
      <text:p text:style-name="P2"><text:span text:style-name="T4"><draw:frame draw:style-name="fr1" draw:name="Object7" text:anchor-type="as-char" svg:width="2.6472in" svg:height="0.4228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Nr pomiaru</text:p>
          </table:table-cell>
          <table:table-cell table:style-name="Table2.A1" office:value-type="string">
            <text:p text:style-name="P9">d [cm]</text:p>
          </table:table-cell>
          <table:table-cell table:style-name="Table2.A1" office:value-type="string">
            <text:p text:style-name="P9">l [cm] </text:p>
          </table:table-cell>
          <table:table-cell table:style-name="Table2.D1" office:value-type="string">
            <text:p text:style-name="P9">F<text:span text:style-name="T1">i <text:s/></text:span><text:span text:style-name="T3">[cm]</text:span></text:p>
          </table:table-cell>
        </table:table-row>
        <table:table-row>
          <table:table-cell table:style-name="Table2.A2" office:value-type="float" office:value="1">
            <text:p text:style-name="P8">1</text:p>
          </table:table-cell>
          <table:table-cell table:style-name="Table2.B2" office:value-type="string">
            <text:p text:style-name="P8">-160,50</text:p>
          </table:table-cell>
          <table:table-cell table:style-name="Table2.B2" office:value-type="string">
            <text:p text:style-name="P8">190,00</text:p>
          </table:table-cell>
          <table:table-cell table:style-name="Table2.D2" office:value-type="string">
            <text:p text:style-name="P8">13,60</text:p>
          </table:table-cell>
        </table:table-row>
        <table:table-row>
          <table:table-cell table:style-name="Table2.A2" office:value-type="float" office:value="2">
            <text:p text:style-name="P8">2</text:p>
          </table:table-cell>
          <table:table-cell table:style-name="Table2.B2" office:value-type="string">
            <text:p text:style-name="P8">-142,00</text:p>
          </table:table-cell>
          <table:table-cell table:style-name="Table2.B2" office:value-type="string">
            <text:p text:style-name="P8">170,00</text:p>
          </table:table-cell>
          <table:table-cell table:style-name="Table2.D2" office:value-type="string">
            <text:p text:style-name="P8">12,85</text:p>
          </table:table-cell>
        </table:table-row>
        <table:table-row>
          <table:table-cell table:style-name="Table2.A2" office:value-type="float" office:value="3">
            <text:p text:style-name="P8">3</text:p>
          </table:table-cell>
          <table:table-cell table:style-name="Table2.B2" office:value-type="string">
            <text:p text:style-name="P8">-121,00</text:p>
          </table:table-cell>
          <table:table-cell table:style-name="Table2.B2" office:value-type="string">
            <text:p text:style-name="P8">150,00</text:p>
          </table:table-cell>
          <table:table-cell table:style-name="Table2.D2" office:value-type="string">
            <text:p text:style-name="P8">13,10</text:p>
          </table:table-cell>
        </table:table-row>
        <table:table-row>
          <table:table-cell table:style-name="Table2.A2" office:value-type="float" office:value="4">
            <text:p text:style-name="P8">4</text:p>
          </table:table-cell>
          <table:table-cell table:style-name="Table2.B2" office:value-type="string">
            <text:p text:style-name="P8">-101,00</text:p>
          </table:table-cell>
          <table:table-cell table:style-name="Table2.B2" office:value-type="string">
            <text:p text:style-name="P8">130,00</text:p>
          </table:table-cell>
          <table:table-cell table:style-name="Table2.D2" office:value-type="string">
            <text:p text:style-name="P8">12,88</text:p>
          </table:table-cell>
        </table:table-row>
        <table:table-row>
          <table:table-cell table:style-name="Table2.A2" office:value-type="float" office:value="5">
            <text:p text:style-name="P8">5</text:p>
          </table:table-cell>
          <table:table-cell table:style-name="Table2.B2" office:value-type="string">
            <text:p text:style-name="P8">-79,00</text:p>
          </table:table-cell>
          <table:table-cell table:style-name="Table2.B2" office:value-type="string">
            <text:p text:style-name="P8">110,00</text:p>
          </table:table-cell>
          <table:table-cell table:style-name="Table2.D2" office:value-type="string">
            <text:p text:style-name="P8">13,32</text:p>
          </table:table-cell>
        </table:table-row>
        <table:table-row>
          <table:table-cell table:style-name="Table2.A2" office:value-type="float" office:value="6">
            <text:p text:style-name="P8">6</text:p>
          </table:table-cell>
          <table:table-cell table:style-name="Table2.B2" office:value-type="string">
            <text:p text:style-name="P8">-57,50</text:p>
          </table:table-cell>
          <table:table-cell table:style-name="Table2.B2" office:value-type="string">
            <text:p text:style-name="P8">90,00</text:p>
          </table:table-cell>
          <table:table-cell table:style-name="Table2.D2" office:value-type="string">
            <text:p text:style-name="P8">13,32</text:p>
          </table:table-cell>
        </table:table-row>
        <table:table-row>
          <table:table-cell table:style-name="Table2.A2" office:value-type="float" office:value="7">
            <text:p text:style-name="P8">7</text:p>
          </table:table-cell>
          <table:table-cell table:style-name="Table2.B2" office:value-type="string">
            <text:p text:style-name="P8">-35,50</text:p>
          </table:table-cell>
          <table:table-cell table:style-name="Table2.B2" office:value-type="string">
            <text:p text:style-name="P8">70,00</text:p>
          </table:table-cell>
          <table:table-cell table:style-name="Table2.D2" office:value-type="string">
            <text:p text:style-name="P8">13,00</text:p>
          </table:table-cell>
        </table:table-row>
        <table:table-row>
          <table:table-cell table:style-name="Table2.A2" office:value-type="float" office:value="8">
            <text:p text:style-name="P8">8</text:p>
          </table:table-cell>
          <table:table-cell table:style-name="Table2.B2" office:value-type="string">
            <text:p text:style-name="P8">-6,50</text:p>
          </table:table-cell>
          <table:table-cell table:style-name="Table2.B2" office:value-type="string">
            <text:p text:style-name="P8">50,00</text:p>
          </table:table-cell>
          <table:table-cell table:style-name="Table2.D2" office:value-type="string">
            <text:p text:style-name="P8">12,29</text:p>
          </table:table-cell>
        </table:table-row>
      </table:table>
      <text:p text:style-name="P2"><text:span text:style-name="T4">Analogicznie do punktu A wyznaczamy średnią ogniskową oraz jej niepewność standardową</text:span></text:p>
      <text:p text:style-name="P2"><text:span text:style-name="T4"><draw:frame draw:style-name="fr1" draw:name="Object8" text:anchor-type="as-char" svg:width="2.0217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f <text:s/></text:span><text:span text:style-name="T5">= 13,04(98) [cm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37S</meta:editing-duration>
    <meta:editing-cycles>18</meta:editing-cycles>
    <meta:generator>OpenOffice/4.1.3$Win32 OpenOffice.org_project/413m1$Build-9783</meta:generator>
    <dc:date>2017-10-29T19:26:54.21</dc:date>
    <dc:creator>Jacek </dc:creator>
    <meta:document-statistic meta:table-count="2" meta:image-count="0" meta:object-count="8" meta:page-count="2" meta:paragraph-count="83" meta:word-count="301" meta:character-count="19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frac>
            <mn>1</mn>
            <mi>A</mi>
          </mfrac>
          <mo stretchy="false">+</mo>
          <mfrac>
            <mn>1</mn>
            <mi>B</mi>
          </mfrac>
        </mrow>
        <mo stretchy="false">=</mo>
        <mfrac>
          <mn>1</mn>
          <mi>f</mi>
        </mfrac>
      </mrow>
    </mrow>
    <annotation encoding="StarMath 5.0">1 over A + 1 over B = 1 over f</annotation>
  </semantics>
</math>
</file>

<file path=Object 2/content.xml><?xml version="1.0" encoding="utf-8"?>
<math xmlns="http://www.w3.org/1998/Math/MathML">
  <semantics>
    <mrow>
      <mrow>
        <mi>f</mi>
        <mo stretchy="false">=</mo>
        <mfrac>
          <mn>1</mn>
          <mn>4</mn>
        </mfrac>
      </mrow>
      <mrow>
        <mo stretchy="false">(</mo>
        <mrow>
          <mrow>
            <mi>l</mi>
            <mo stretchy="false">−</mo>
            <mfrac>
              <msup>
                <mi>d</mi>
                <mn>2</mn>
              </msup>
              <mi>l</mi>
            </mfrac>
          </mrow>
        </mrow>
        <mo stretchy="false">)</mo>
      </mrow>
    </mrow>
    <annotation encoding="StarMath 5.0">f = 1 over 4 (l - d^2 over l)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row>
                  <mfrac>
                    <mn>1</mn>
                    <msub>
                      <mi>f</mi>
                      <mn>1</mn>
                    </msub>
                  </mfrac>
                  <mo stretchy="false">=</mo>
                  <mrow>
                    <mfrac>
                      <mn>1</mn>
                      <msub>
                        <mi>A</mi>
                        <mn>1</mn>
                      </msub>
                    </mfrac>
                    <mo stretchy="false">+</mo>
                    <mfrac>
                      <mn>1</mn>
                      <msub>
                        <mi>B</mi>
                        <mn>1</mn>
                      </msub>
                    </mfrac>
                  </mrow>
                </mrow>
                <mo stretchy="false">=</mo>
                <mrow>
                  <mfrac>
                    <mn>1</mn>
                    <mn>14.00</mn>
                  </mfrac>
                  <mo stretchy="false">+</mo>
                  <mfrac>
                    <mn>1</mn>
                    <mn>176.00</mn>
                  </mfrac>
                </mrow>
              </mrow>
              <mo stretchy="false">≈</mo>
              <mn>0.08</mn>
            </mrow>
          </mrow>
        </mtd>
      </mtr>
      <mtr>
        <mtd>
          <mrow>
            <mrow>
              <mrow>
                <msub>
                  <mi>f</mi>
                  <mn>1</mn>
                </msub>
                <mo stretchy="false">=</mo>
                <mfrac>
                  <mn>1</mn>
                  <mn>0.08</mn>
                </mfrac>
              </mrow>
              <mo stretchy="false">≈</mo>
              <mn>12.97</mn>
            </mrow>
            <mrow>
              <mo stretchy="false">[</mo>
              <mrow>
                <mi mathvariant="italic">cm</mi>
              </mrow>
              <mo stretchy="false">]</mo>
            </mrow>
          </mrow>
        </mtd>
      </mtr>
    </mtable>
    <annotation encoding="StarMath 5.0">1 over f_1 = 1 over A_1 + 1 over B_1 = 1 over 14.00 + 1 over 176.00 approx 0.08 newline
f_1 = 1 over 0.08 approx 12.97 [cm]</annotation>
  </semantics>
</math>
</file>

<file path=Object 4/content.xml><?xml version="1.0" encoding="utf-8"?>
<math xmlns="http://www.w3.org/1998/Math/MathML">
  <semantics>
    <mrow>
      <mrow>
        <mover accent="true">
          <mi>f</mi>
          <mo stretchy="false">̄</mo>
        </mover>
        <mo stretchy="false">=</mo>
        <mfrac>
          <mn>1</mn>
          <mi>n</mi>
        </mfrac>
      </mrow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n>8</mn>
            </mrow>
          </munderover>
          <msub>
            <mi>f</mi>
            <mi>i</mi>
          </msub>
        </mrow>
        <mo stretchy="false">=</mo>
        <mfrac>
          <mn>1</mn>
          <mn>8</mn>
        </mfrac>
      </mrow>
      <mrow>
        <mrow>
          <mo stretchy="false">(</mo>
          <mrow>
            <mrow>
              <mrow>
                <mrow>
                  <mrow>
                    <mrow>
                      <mrow>
                        <mrow>
                          <mn>12,97</mn>
                          <mo stretchy="false">+</mo>
                          <mn>13,26</mn>
                        </mrow>
                        <mo stretchy="false">+</mo>
                        <mn>13,50</mn>
                      </mrow>
                      <mo stretchy="false">+</mo>
                      <mn>13,27</mn>
                    </mrow>
                    <mo stretchy="false">+</mo>
                    <mn>13,32</mn>
                  </mrow>
                  <mo stretchy="false">+</mo>
                  <mn>13,48</mn>
                </mrow>
                <mo stretchy="false">+</mo>
                <mn>12,84</mn>
              </mrow>
              <mo stretchy="false">+</mo>
              <mn>11,90</mn>
            </mrow>
          </mrow>
          <mo stretchy="false">)</mo>
        </mrow>
        <mo stretchy="false">=</mo>
        <mn>13,07</mn>
      </mrow>
      <mrow>
        <mo stretchy="false">[</mo>
        <mrow>
          <mi mathvariant="italic">cm</mi>
        </mrow>
        <mo stretchy="false">]</mo>
      </mrow>
    </mrow>
    <annotation encoding="StarMath 5.0">bar f = 1 over n sum from{i = 1} to{8} f_i = 1 over 8 (12,97+
13,26+
13,50+
13,27+
13,32+
13,48+
12,84+
11,90) = 13,07 [cm]</annotation>
  </semantics>
</math>
</file>

<file path=Object 5/content.xml><?xml version="1.0" encoding="utf-8"?>
<math xmlns="http://www.w3.org/1998/Math/MathML">
  <semantics>
    <mtable>
      <mtr>
        <mtd>
          <mrow>
            <msub>
              <mi>U</mi>
              <mi>c</mi>
            </msub>
            <mrow>
              <mrow>
                <mo stretchy="false">(</mo>
                <mrow>
                  <mi>f</mi>
                </mrow>
                <mo stretchy="false">)</mo>
              </mrow>
              <mo stretchy="false">=</mo>
              <msqrt>
                <mrow>
                  <mrow>
                    <mrow>
                      <mfrac>
                        <mn>1</mn>
                        <mrow>
                          <mrow>
                            <mi>n</mi>
                            <mo stretchy="false">⋅</mo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</mrow>
                      </mfrac>
                      <mo stretchy="false">⋅</mo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n>8</mn>
                          </mrow>
                        </munderover>
                        <msup>
                          <mrow>
                            <mo stretchy="false">(</mo>
                            <mrow>
                              <mrow>
                                <msub>
                                  <mi>f</mi>
                                  <mi>i</mi>
                                </msub>
                                <mo stretchy="false">−</mo>
                                <mover accent="true">
                                  <mi>f</mi>
                                  <mo stretchy="false">̄</mo>
                                </mover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</mrow>
                </mrow>
              </msqrt>
            </mrow>
          </mrow>
        </mtd>
      </mtr>
      <mtr>
        <mtd>
          <mrow>
            <msub>
              <mi>U</mi>
              <mi>c</mi>
            </msub>
            <mrow>
              <mrow>
                <mrow>
                  <mrow>
                    <mo stretchy="false">(</mo>
                    <mrow>
                      <mi>f</mi>
                    </mrow>
                    <mo stretchy="false">)</mo>
                  </mrow>
                  <mo stretchy="false">=</mo>
                  <msqrt>
                    <mrow>
                      <mn>0,88</mn>
                      <mrow>
                        <mo stretchy="false">(</mo>
                        <mrow>
                          <mrow>
                            <mrow>
                              <mrow>
                                <mrow>
                                  <mrow>
                                    <mrow>
                                      <mrow>
                                        <mn>0,01</mn>
                                        <mo stretchy="false">+</mo>
                                        <mn>0,04</mn>
                                      </mrow>
                                      <mo stretchy="false">+</mo>
                                      <mn>0,18</mn>
                                    </mrow>
                                    <mo stretchy="false">+</mo>
                                    <mn>0,04</mn>
                                  </mrow>
                                  <mo stretchy="false">+</mo>
                                  <mn>0,06</mn>
                                </mrow>
                                <mo stretchy="false">+</mo>
                                <mn>0,16</mn>
                              </mrow>
                              <mo stretchy="false">+</mo>
                              <mn>0,05</mn>
                            </mrow>
                            <mo stretchy="false">+</mo>
                            <mn>1,38</mn>
                          </mrow>
                        </mrow>
                        <mo stretchy="false">)</mo>
                      </mrow>
                    </mrow>
                  </msqrt>
                </mrow>
                <mo stretchy="false">=</mo>
                <msqrt>
                  <mrow>
                    <mrow>
                      <mn>0,88</mn>
                      <mo stretchy="false">∗</mo>
                      <mn>1,93</mn>
                    </mrow>
                  </mrow>
                </msqrt>
              </mrow>
              <mo stretchy="false">=</mo>
              <mn>1,30</mn>
            </mrow>
          </mrow>
        </mtd>
      </mtr>
    </mtable>
    <annotation encoding="StarMath 5.0">U_c(f) = sqrt{ {1 over{n cdot (n-1)} cdot sum from{i = 1} to{8} (f_i - bar f)^2  }} newline
U_c(f) = sqrt{0,88 (0,01+
0,04+
0,18+
0,04+
0,06+
0,16+
0,05+
1,38)} = sqrt{0,88*1,93} = 1,30</annotation>
  </semantics>
</math>
</file>

<file path=Object 6/content.xml><?xml version="1.0" encoding="utf-8"?>
<math xmlns="http://www.w3.org/1998/Math/MathML">
  <semantics>
    <mrow>
      <mrow>
        <mover accent="true">
          <mi>f</mi>
          <mo stretchy="false">̄</mo>
        </mover>
        <mo stretchy="false">=</mo>
        <mn>12,37</mn>
      </mrow>
      <mrow>
        <mo stretchy="false">[</mo>
        <mrow>
          <mi mathvariant="italic">cm</mi>
        </mrow>
        <mo stretchy="false">]</mo>
      </mrow>
    </mrow>
    <annotation encoding="StarMath 5.0">bar f = 12,37[cm]</annotation>
  </semantics>
</math>
</file>

<file path=Object 7/content.xml><?xml version="1.0" encoding="utf-8"?>
<math xmlns="http://www.w3.org/1998/Math/MathML">
  <semantics>
    <mrow>
      <mrow>
        <msub>
          <mi>f</mi>
          <mn>1</mn>
        </msub>
        <mo stretchy="false">=</mo>
        <mfrac>
          <mn>1</mn>
          <mn>4</mn>
        </mfrac>
      </mrow>
      <mrow>
        <mrow>
          <mo stretchy="false">(</mo>
          <mrow>
            <mrow>
              <mn>190</mn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n>160,50</mn>
                      </mrow>
                    </mrow>
                    <mo stretchy="false">)</mo>
                  </mrow>
                  <mn>2</mn>
                </msup>
                <mn>190</mn>
              </mfrac>
            </mrow>
          </mrow>
          <mo stretchy="false">)</mo>
        </mrow>
        <mo stretchy="false">≈</mo>
        <mn>13,60</mn>
      </mrow>
      <mrow>
        <mo stretchy="false">[</mo>
        <mrow>
          <mi mathvariant="italic">cm</mi>
        </mrow>
        <mo stretchy="false">]</mo>
      </mrow>
    </mrow>
    <annotation encoding="StarMath 5.0">f_1 = 1 over 4 (190 - (-160,50)^2 over 190) approx 13,60 [cm]</annotation>
  </semantics>
</math>
</file>

<file path=Object 8/content.xml><?xml version="1.0" encoding="utf-8"?>
<math xmlns="http://www.w3.org/1998/Math/MathML">
  <semantics>
    <mrow>
      <mrow>
        <mover accent="true">
          <mi>f</mi>
          <mo stretchy="false">̄</mo>
        </mover>
        <mo stretchy="false">=</mo>
        <mn>13,04</mn>
      </mrow>
      <mrow>
        <mo stretchy="false">[</mo>
        <mrow>
          <mi mathvariant="italic">cm</mi>
        </mrow>
        <mo stretchy="false">]</mo>
      </mrow>
      <mi/>
      <msub>
        <mi>U</mi>
        <mi>c</mi>
      </msub>
      <mrow>
        <mrow>
          <mo stretchy="false">(</mo>
          <mrow>
            <mi>f</mi>
          </mrow>
          <mo stretchy="false">)</mo>
        </mrow>
        <mo stretchy="false">=</mo>
        <mn>0.98</mn>
      </mrow>
    </mrow>
    <annotation encoding="StarMath 5.0">bar f = 13,04 [cm] ~ U_c(f) = 0.98</annotation>
  </semantics>
</math>
</file>